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Standard" style:list-style-name="L1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Standard" style:list-style-name="L2"/>
    <style:style style:name="P21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2" style:family="paragraph" style:parent-style-name="Heading_20_1">
      <style:text-properties style:font-name="Times New Roman"/>
    </style:style>
    <style:style style:name="P23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4" style:family="paragraph" style:parent-style-name="Heading_20_2">
      <style:text-properties style:font-name="Times New Roman"/>
    </style:style>
    <style:style style:name="P25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Heading_20_2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Text_20_body" style:list-style-name="WW8Num7"/>
    <style:style style:name="P28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/>
    </style:style>
    <style:style style:name="P29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WW8Num7">
      <style:paragraph-properties fo:margin-left="0cm" fo:margin-right="0cm" fo:text-indent="0cm" style:auto-text-indent="false"/>
    </style:style>
    <style:style style:name="P32" style:family="paragraph" style:parent-style-name="Text_20_body" style:list-style-name="WW8Num7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Text_20_body" style:list-style-name="WW8Num7">
      <style:paragraph-properties fo:margin-left="2.487cm" fo:margin-right="0cm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language="pt" fo:country="BR" style:font-size-asian="10pt" style:font-size-complex="10pt"/>
    </style:style>
    <style:style style:name="T10" style:family="text">
      <style:text-properties style:font-name="Times New Roman" style:font-name-asian="OpenSymbol" style:font-size-asian="8.75pt" style:font-name-complex="OpenSymbol"/>
    </style:style>
    <style:style style:name="T11" style:family="text">
      <style:text-properties fo:language="pt" fo:country="B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-asian="OpenSymbol" style:font-name-complex="OpenSymbol"/>
    </style:style>
    <style:style style:name="T19" style:family="text">
      <style:text-properties fo:color="#ff0000" fo:font-size="11pt" style:font-size-asian="11pt" style:font-size-complex="11pt"/>
    </style:style>
    <style:style style:name="T20" style:family="text">
      <style:text-properties fo:color="#000000" fo:font-size="10pt" style:font-name-asian="OpenSymbol" style:font-size-asian="10pt" style:font-name-complex="OpenSymbol" style:font-size-complex="10pt"/>
    </style:style>
    <style:style style:name="T21" style:family="text">
      <style:text-properties fo:color="#000000" fo:font-size="10pt" style:font-name-asian="Verdana" style:font-size-asian="10pt" style:font-name-complex="Verdana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/>
    </style:style>
    <style:style style:name="T24" style:family="text">
      <style:text-properties style:font-name-asian="Times New Roman"/>
    </style:style>
    <style:style style:name="T25" style:family="text">
      <style:text-properties style:font-size-asian="10pt"/>
    </style:style>
    <style:style style:name="T26" style:family="text">
      <style:text-properties style:font-weight-asian="normal"/>
    </style:style>
    <style:style style:name="T27" style:family="text">
      <style:text-properties style:font-name-complex="Times New Roman"/>
    </style:style>
    <style:style style:name="T28" style:family="text">
      <style:text-properties style:font-size-complex="10pt"/>
    </style:style>
    <style:style style:name="T29" style:family="text">
      <style:text-properties style:language-complex="ar" style:country-complex="SA"/>
    </style:style>
    <style:style style:name="T30" style:family="text">
      <style:text-properties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mória Virtual<text:line-break/>Caso de Uso: Editar Autor</text:p>
      <text:h text:style-name="P22" text:outline-level="1">Breve Descrição</text:h>
      <text:p text:style-name="P15">Este caso de uso permite ao catalogador editar dados relacionados à autoria.</text:p>
      <text:h text:style-name="P22" text:outline-level="1">Breve Descrição dos Atores</text:h>
      <text:h text:style-name="Heading_20_2" text:outline-level="2" text:is-list-header="true"><text:span text:style-name="T4">Catalogador: </text:span><text:span text:style-name="T5">C</text:span><text:span text:style-name="T7">adastra, exclui e altera os dados de qualquer <text:s/>autor.</text:span></text:h>
      <text:h text:style-name="P22" text:outline-level="1">Pré-condições</text:h>
      <text:p text:style-name="P15">O usuário estar logado no sistema.</text:p>
      <text:h text:style-name="P22" text:outline-level="1">Fluxo Básico de eventos</text:h>
      <text:list xml:id="list34433687" text:style-name="WW8Num7">
        <text:list-header>
          <text:p text:style-name="P28"><text:s/><text:tab/>1. O Catalogador seleciona a opção “Editar Autoria</text:p>
          <text:p text:style-name="P28"/>
          <text:p text:style-name="P28">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33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  <text:p text:style-name="P27"><text:span text:style-name="T4">- campo “Sobrenome”, </text:span><text:span text:style-name="T9">editável. O campo aparece preenchido pelo Sobrenome atual registrado no sistema;</text:span></text:p>
          <text:p text:style-name="P27"><text:span text:style-name="T4">- campo “Nome”, </text:span><text:span text:style-name="T9">editável. O campo aparece preenchido pelo Nome atual registrado no sistema;</text:span></text:p>
          <text:p text:style-name="P27"><text:span text:style-name="T4">- campo “Pseudônimo ou Codinome”, </text:span><text:span text:style-name="T9">editável. O campo aparece preenchido pelo Codinome atual registrado no sistema;</text:span></text:p>
          <text:p text:style-name="P27"><text:span text:style-name="T4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9">editável. O campo aparece com a Função atual registrada no sistema;</text:span></text:p>
          <text:p text:style-name="P27"><text:span text:style-name="T4">- campo “Data de Nascimento”, </text:span><text:span text:style-name="T9">editável. O campo aparece preenchido pela data de nascimento atual registrada no sistema;</text:span><text:span text:style-name="T4"> <text:s text:c="6"/></text:span></text:p>
          <text:p text:style-name="P27"><text:span text:style-name="T4">- campo “Data de Óbito”, </text:span><text:span text:style-name="T9">editável. O campo aparece preenchido pela data de óbito atual registrada no sistema;</text:span><text:span text:style-name="T4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9"><text:s text:c="2"/><text:tab/><text:tab/><text:span text:style-name="T3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0"><text:s/><text:tab/><text:tab/>- opção “Voltar”;</text:p>
                </text:list-item>
              </text:list>
            </text:list-item>
          </text:list>
          <text:p text:style-name="P27"><text:span text:style-name="T9">- opção “Cancelar” para deixar a opção “Editar Autoria” sem alterar nenhum dado;</text:span><text:span text:style-name="T8"> <text:s/></text:span><text:span text:style-name="T4"><text:s/></text:span></text:p>
          <text:list>
            <text:list-header>
              <text:p text:style-name="P31"><text:span text:style-name="T4"><text:s/><text:tab/>2.<text:tab/></text:span><text:span text:style-name="T13">O <text:s/>Catalogador seleciona o(s) campos referentes aos dado(s) que deseja alterar <text:tab/><text:tab/>e informa os novos dados que deseja;</text:span></text:p>
              <text:p text:style-name="P32"><text:soft-page-break/><text:s/><text:tab/>3. <text:tab/>Após as alterações desejadas, o Catalogador seleciona a opção Salvar para <text:tab/><text:tab/>registrar as mudanças no sistema.</text:p>
              <text:p text:style-name="P32"><text:s/><text:tab/>4.<text:tab/>O sistema exibe a mensagem “Alterações realizadas com sucesso” e redireciona para a <text:tab/><text:tab/>página principal do sistema;</text:p>
              <text:p text:style-name="P32"><text:s/><text:tab/>5.<text:tab/>O caso de uso termina;</text:p>
            </text:list-header>
          </text:list>
        </text:list-header>
      </text:list>
      <text:h text:style-name="P22" text:outline-level="1">Fluxos Alternativos</text:h>
      <text:p text:style-name="P4"/>
      <text:p text:style-name="Standard"><text:span text:style-name="T4"><text:tab/></text:span><text:span text:style-name="T6">Fluxo Alternativo 1</text:span></text:p>
      <text:h text:style-name="P24" text:outline-level="2" text:is-list-header="true"><text:s/><text:span text:style-name="T16">Se a qualquer momento o usuário selecionar a opção “Cancelar” </text:span></text:h>
      <text:h text:style-name="P26" text:outline-level="2" text:is-list-header="true">O sistema retorna à página inicial e o caso de uso termina.</text:h>
      <text:p text:style-name="P7"/>
      <text:p text:style-name="Standard"><text:span text:style-name="T14"><text:tab/></text:span><text:span text:style-name="T15">Fluxo Alternativo 2</text:span></text:p>
      <text:p text:style-name="P8"/>
      <text:p text:style-name="P7"><text:tab/>Se no passo 3 do fluxo básico o usuário tiver selecionado a opção 'Outras' em Função ou atividade <text:tab/>e clicar em 'Salvar' sem especificar qual o tipo de autoria ou Função</text:p>
      <text:p text:style-name="P7"/>
      <text:list xml:id="list34431330" text:style-name="L1">
        <text:list-item>
          <text:list>
            <text:list-item>
              <text:list>
                <text:list-item>
                  <text:p text:style-name="P19">O sistema exibe mensagem 'Favor, especificar a atividade'.</text:p>
                </text:list-item>
                <text:list-item>
                  <text:p text:style-name="P19">2. O sistema retorna ao passo 1 do fluxo básico.</text:p>
                </text:list-item>
              </text:list>
            </text:list-item>
          </text:list>
        </text:list-item>
      </text:list>
      <text:p text:style-name="P7"><text:span text:style-name="T22"/></text:p>
      <text:p text:style-name="P7"><text:span text:style-name="T22"><text:tab/>Fluxo Alternativo 2</text:span></text:p>
      <text:p text:style-name="P7"><text:span text:style-name="T22"/></text:p>
      <text:p text:style-name="P7"><text:span text:style-name="T22"><text:tab/></text:span>Se no passo 3 do fluxo básico os campos Nome, Sobrenome e Função ou Atividade tiverem sido <text:tab/>preenchidos com dados idênticos aos de algum autor já cadastrado</text:p>
      <text:list xml:id="list34470369" text:style-name="L2">
        <text:list-item>
          <text:p text:style-name="P20"><text:span text:style-name="T14"><text:s/>O sistema exibe mensagem 'Autor já cadastrado no sistema'.</text:span></text:p>
        </text:list-item>
        <text:list-item>
          <text:p text:style-name="P20"><text:span text:style-name="T14"><text:s/>O sistema retorna ao passo 1 do fluxo básico.</text:span></text:p>
        </text:list-item>
      </text:list>
      <text:h text:style-name="P22" text:outline-level="1">Pós-condições</text:h>
      <text:h text:style-name="P25" text:outline-level="2" text:is-list-header="true">Fluxo Básico: Os dados de autoria foram alterados.</text:h>
      <text:p text:style-name="P5"><text:tab/>Fluxo Alternativo <text:s/>1: <text:s/><text:span text:style-name="T11">Não ocorre alteração na base de dados do sistema.</text:span></text:p>
      <text:p text:style-name="P5"><text:span text:style-name="T5"><text:tab/>Fluxo Alternativo <text:s/>2: <text:s/></text:span>Não ocorre alteração na base de dados do sistema.</text:p>
      <text:h text:style-name="P23" text:outline-level="1" text:is-list-header="true"/>
      <text:p text:style-name="P16">Seção 1</text:p>
      <text:p text:style-name="P17"/>
      <text:p text:style-name="P11"><text:span text:style-name="T5">FUNÇÃO OU ATIVIDADE :</text:span><text:span text:style-name="T17"> </text:span><text:span text:style-name="T19"><text:s/></text:span></text:p>
      <text:p text:style-name="P12"/>
      <text:p text:style-name="P10"><text:span text:style-name="T10">- </text:span><text:span text:style-name="T4">Adaptador</text:span></text:p>
      <text:p text:style-name="P9"><text:span text:style-name="T18">- </text:span>Arquiteto</text:p>
      <text:p text:style-name="P9"><text:span text:style-name="T18">- </text:span>Arranjador</text:p>
      <text:p text:style-name="P9"><text:span text:style-name="T18">- </text:span>Classificador</text:p>
      <text:p text:style-name="P9"><text:span text:style-name="T18">- </text:span>Comentador</text:p>
      <text:p text:style-name="P9"><text:span text:style-name="T18">- </text:span>Compilador</text:p>
      <text:p text:style-name="P9"><text:span text:style-name="T18">- </text:span>Cozinheiro</text:p>
      <text:p text:style-name="P9"><text:span text:style-name="T18">- </text:span>Desenhista</text:p>
      <text:p text:style-name="P9"><text:span text:style-name="T18">- </text:span>Engenheiro</text:p>
      <text:p text:style-name="P9"><text:span text:style-name="T18">- </text:span>Escritor</text:p>
      <text:p text:style-name="P9"><text:span text:style-name="T18">- </text:span>Escultor</text:p>
      <text:p text:style-name="P9"><text:span text:style-name="T18">- </text:span>Financiador</text:p>
      <text:p text:style-name="P9"><text:span text:style-name="T18">- </text:span>Fotógrafo</text:p>
      <text:p text:style-name="P9"><text:span text:style-name="T18">- </text:span>Horticultor</text:p>
      <text:p text:style-name="P9"><text:soft-page-break/><text:span text:style-name="T18">- </text:span>Ilustrador</text:p>
      <text:p text:style-name="P9"><text:span text:style-name="T18">- </text:span>Intérprete (Para Som)</text:p>
      <text:p text:style-name="P9"><text:span text:style-name="T18">- </text:span>Jardineiro</text:p>
      <text:p text:style-name="P9"><text:span text:style-name="T18">- </text:span>Pintor</text:p>
      <text:p text:style-name="P9"><text:span text:style-name="T18">- </text:span>Relator</text:p>
      <text:p text:style-name="P9"><text:span text:style-name="T18">- </text:span>Relator</text:p>
      <text:p text:style-name="P9"><text:span text:style-name="T18">- </text:span>Revisor</text:p>
      <text:p text:style-name="P9"><text:span text:style-name="T18">- </text:span>Roteirista</text:p>
      <text:p text:style-name="P6"><text:span text:style-name="T20">- </text:span><text:span text:style-name="T21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7</meta:editing-cycles>
    <meta:editing-duration>PT04H19M40S</meta:editing-duration>
    <meta:generator>OpenOffice.org/3.2$Win32 OpenOffice.org_project/320m18$Build-9502</meta:generator>
    <dc:date>2013-09-10T14:32:03.41</dc:date>
    <dc:creator>Fernando </dc:creator>
    <meta:document-statistic meta:table-count="2" meta:image-count="1" meta:object-count="0" meta:page-count="3" meta:paragraph-count="72" meta:word-count="648" meta:character-count="3796"/>
  </office:meta>
</office:document-meta>
</file>